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eb64" officeooo:paragraph-rsid="000feb64"/>
    </style:style>
    <style:style style:name="P2" style:family="paragraph" style:parent-style-name="Standard">
      <style:text-properties officeooo:rsid="0011175c" officeooo:paragraph-rsid="0011175c"/>
    </style:style>
    <style:style style:name="T1" style:family="text">
      <style:text-properties officeooo:rsid="00125e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 Test</text:p>
      <text:p text:style-name="P1">1. WithoutRQ.CPTest</text:p>
      <text:p text:style-name="P1">2. WithoutRQ.RPTest</text:p>
      <text:p text:style-name="P1">3. WithoutRQ.RPApproveTest</text:p>
      <text:p text:style-name="P2">4. WithoutRQ.CPApproveTest</text:p>
      <text:p text:style-name="P2">5. WithoutRQ.<text:span text:style-name="T1">ApproveRPL2Test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08:20:23.221000000</meta:creation-date>
    <dc:date>2025-02-08T07:35:52.305000000</dc:date>
    <meta:editing-duration>PT21H43M57S</meta:editing-duration>
    <meta:editing-cycles>1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6" meta:word-count="12" meta:character-count="125" meta:non-whitespace-character-count="119"/>
  </office:meta>
</office:document-meta>
</file>